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0c2cd"/>
    </style:style>
    <style:style style:name="ce3" style:family="table-cell" style:parent-style-name="Default" style:data-style-name="N0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35" table:default-cell-style-name="ce1"/>
        <table:table-column table:style-name="co1" table:number-columns-repeated="16349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table:number-columns-repeated="19"/>
          <table:table-cell table:style-name="ce1" table:number-columns-repeated="1634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table:style-name="ce1" table:number-columns-repeated="16349"/>
        </table:table-row>
        <table:table-row table:style-name="ro2" table:number-rows-repeated="13">
          <table:table-cell table:number-columns-repeated="35"/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2" table:formula="of:=[.A1]+MAX([.U30:.AI30];[.T31:.T45])" office:value-type="float" office:value="1897" calcext:value-type="float">
            <text:p>1897</text:p>
          </table:table-cell>
          <table:table-cell table:style-name="ce3" table:formula="of:=[.B1]+MAX([.V30:.AJ30];[.U31:.U45])" office:value-type="float" office:value="1879" calcext:value-type="float">
            <text:p>1879</text:p>
          </table:table-cell>
          <table:table-cell table:style-name="ce3" table:formula="of:=[.C1]+MAX([.W30:.AK30];[.V31:.V45])" office:value-type="float" office:value="1887" calcext:value-type="float">
            <text:p>1887</text:p>
          </table:table-cell>
          <table:table-cell table:style-name="ce3" table:formula="of:=[.D1]+MAX([.X30:.AL30];[.W31:.W45])" office:value-type="float" office:value="1804" calcext:value-type="float">
            <text:p>1804</text:p>
          </table:table-cell>
          <table:table-cell table:style-name="ce3" table:formula="of:=[.E1]+MAX([.Y30:.AM30];[.X31:.X45])" office:value-type="float" office:value="1712" calcext:value-type="float">
            <text:p>1712</text:p>
          </table:table-cell>
          <table:table-cell table:style-name="ce3" table:formula="of:=[.F1]+MAX([.Z30:.AN30];[.Y31:.Y45])" office:value-type="float" office:value="1696" calcext:value-type="float">
            <text:p>1696</text:p>
          </table:table-cell>
          <table:table-cell table:style-name="ce3" table:formula="of:=[.G1]+MAX([.AA30:.AO30];[.Z31:.Z45])" office:value-type="float" office:value="1657" calcext:value-type="float">
            <text:p>1657</text:p>
          </table:table-cell>
          <table:table-cell table:style-name="ce3" table:formula="of:=[.H1]+MAX([.AB30:.AP30];[.AA31:.AA45])" office:value-type="float" office:value="1609" calcext:value-type="float">
            <text:p>1609</text:p>
          </table:table-cell>
          <table:table-cell table:style-name="ce3" table:formula="of:=[.I1]+MAX([.AC30:.AQ30];[.AB31:.AB45])" office:value-type="float" office:value="1465" calcext:value-type="float">
            <text:p>1465</text:p>
          </table:table-cell>
          <table:table-cell table:style-name="ce3" table:formula="of:=[.J1]+MAX([.AD30:.AR30];[.AC31:.AC45])" office:value-type="float" office:value="1375" calcext:value-type="float">
            <text:p>1375</text:p>
          </table:table-cell>
          <table:table-cell table:style-name="ce3" table:formula="of:=[.K1]+MAX([.AE30:.AS30];[.AD31:.AD45])" office:value-type="float" office:value="1237" calcext:value-type="float">
            <text:p>1237</text:p>
          </table:table-cell>
          <table:table-cell table:style-name="ce3" table:formula="of:=[.L1]+MAX([.AF30:.AT30];[.AE31:.AE45])" office:value-type="float" office:value="1211" calcext:value-type="float">
            <text:p>1211</text:p>
          </table:table-cell>
          <table:table-cell table:style-name="ce3" table:formula="of:=[.M1]+MAX([.AG30:.AU30];[.AF31:.AF45])" office:value-type="float" office:value="1071" calcext:value-type="float">
            <text:p>1071</text:p>
          </table:table-cell>
          <table:table-cell table:style-name="ce3" table:formula="of:=[.N1]+MAX([.AH30:.AV30];[.AG31:.AG45])" office:value-type="float" office:value="1012" calcext:value-type="float">
            <text:p>1012</text:p>
          </table:table-cell>
          <table:table-cell table:style-name="ce3" table:formula="of:=[.O1]+MAX([.AI30:.AW30];[.AH31:.AH45])" office:value-type="float" office:value="836" calcext:value-type="float">
            <text:p>836</text:p>
          </table:table-cell>
          <table:table-cell table:style-name="ce3" table:formula="of:=[.P1]+MAX([.AJ30:.AX30];[.AI31:.AI45])" office:value-type="float" office:value="793" calcext:value-type="float">
            <text:p>793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2]+MAX([.U31:.AI31];[.T32:.T46])" office:value-type="float" office:value="1899" calcext:value-type="float">
            <text:p>1899</text:p>
          </table:table-cell>
          <table:table-cell table:style-name="ce3" table:formula="of:=[.B2]+MAX([.V31:.AJ31];[.U32:.U46])" office:value-type="float" office:value="1854" calcext:value-type="float">
            <text:p>1854</text:p>
          </table:table-cell>
          <table:table-cell table:style-name="ce3" table:formula="of:=[.C2]+MAX([.W31:.AK31];[.V32:.V46])" office:value-type="float" office:value="1769" calcext:value-type="float">
            <text:p>1769</text:p>
          </table:table-cell>
          <table:table-cell table:style-name="ce3" table:formula="of:=[.D2]+MAX([.X31:.AL31];[.W32:.W46])" office:value-type="float" office:value="1741" calcext:value-type="float">
            <text:p>1741</text:p>
          </table:table-cell>
          <table:table-cell table:style-name="ce3" table:formula="of:=[.E2]+MAX([.Y31:.AM31];[.X32:.X46])" office:value-type="float" office:value="1694" calcext:value-type="float">
            <text:p>1694</text:p>
          </table:table-cell>
          <table:table-cell table:style-name="ce3" table:formula="of:=[.F2]+MAX([.Z31:.AN31];[.Y32:.Y46])" office:value-type="float" office:value="1675" calcext:value-type="float">
            <text:p>1675</text:p>
          </table:table-cell>
          <table:table-cell table:style-name="ce3" table:formula="of:=[.G2]+MAX([.AA31:.AO31];[.Z32:.Z46])" office:value-type="float" office:value="1623" calcext:value-type="float">
            <text:p>1623</text:p>
          </table:table-cell>
          <table:table-cell table:style-name="ce3" table:formula="of:=[.H2]+MAX([.AB31:.AP31];[.AA32:.AA46])" office:value-type="float" office:value="1567" calcext:value-type="float">
            <text:p>1567</text:p>
          </table:table-cell>
          <table:table-cell table:style-name="ce3" table:formula="of:=[.I2]+MAX([.AC31:.AQ31];[.AB32:.AB46])" office:value-type="float" office:value="1365" calcext:value-type="float">
            <text:p>1365</text:p>
          </table:table-cell>
          <table:table-cell table:style-name="ce3" table:formula="of:=[.J2]+MAX([.AD31:.AR31];[.AC32:.AC46])" office:value-type="float" office:value="1361" calcext:value-type="float">
            <text:p>1361</text:p>
          </table:table-cell>
          <table:table-cell table:style-name="ce3" table:formula="of:=[.K2]+MAX([.AE31:.AS31];[.AD32:.AD46])" office:value-type="float" office:value="1169" calcext:value-type="float">
            <text:p>1169</text:p>
          </table:table-cell>
          <table:table-cell table:style-name="ce3" table:formula="of:=[.L2]+MAX([.AF31:.AT31];[.AE32:.AE46])" office:value-type="float" office:value="1123" calcext:value-type="float">
            <text:p>1123</text:p>
          </table:table-cell>
          <table:table-cell table:style-name="ce3" table:formula="of:=[.M2]+MAX([.AG31:.AU31];[.AF32:.AF46])" office:value-type="float" office:value="963" calcext:value-type="float">
            <text:p>963</text:p>
          </table:table-cell>
          <table:table-cell table:style-name="ce3" table:formula="of:=[.N2]+MAX([.AH31:.AV31];[.AG32:.AG46])" office:value-type="float" office:value="921" calcext:value-type="float">
            <text:p>921</text:p>
          </table:table-cell>
          <table:table-cell table:style-name="ce3" table:formula="of:=[.O2]+MAX([.AI31:.AW31];[.AH32:.AH46])" office:value-type="float" office:value="796" calcext:value-type="float">
            <text:p>796</text:p>
          </table:table-cell>
          <table:table-cell table:style-name="ce3" table:formula="of:=[.P2]+MAX([.AJ31:.AX31];[.AI32:.AI46])" office:value-type="float" office:value="734" calcext:value-type="float">
            <text:p>734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3]+MAX([.U32:.AI32];[.T33:.T47])" office:value-type="float" office:value="1889" calcext:value-type="float">
            <text:p>1889</text:p>
          </table:table-cell>
          <table:table-cell table:style-name="ce3" table:formula="of:=[.B3]+MAX([.V32:.AJ32];[.U33:.U47])" office:value-type="float" office:value="1795" calcext:value-type="float">
            <text:p>1795</text:p>
          </table:table-cell>
          <table:table-cell table:style-name="ce3" table:formula="of:=[.C3]+MAX([.W32:.AK32];[.V33:.V47])" office:value-type="float" office:value="1652" calcext:value-type="float">
            <text:p>1652</text:p>
          </table:table-cell>
          <table:table-cell table:style-name="ce3" table:formula="of:=[.D3]+MAX([.X32:.AL32];[.W33:.W47])" office:value-type="float" office:value="1624" calcext:value-type="float">
            <text:p>1624</text:p>
          </table:table-cell>
          <table:table-cell table:style-name="ce3" table:formula="of:=[.E3]+MAX([.Y32:.AM32];[.X33:.X47])" office:value-type="float" office:value="1579" calcext:value-type="float">
            <text:p>1579</text:p>
          </table:table-cell>
          <table:table-cell table:style-name="ce3" table:formula="of:=[.F3]+MAX([.Z32:.AN32];[.Y33:.Y47])" office:value-type="float" office:value="1528" calcext:value-type="float">
            <text:p>1528</text:p>
          </table:table-cell>
          <table:table-cell table:style-name="ce3" table:formula="of:=[.G3]+MAX([.AA32:.AO32];[.Z33:.Z47])" office:value-type="float" office:value="1472" calcext:value-type="float">
            <text:p>1472</text:p>
          </table:table-cell>
          <table:table-cell table:style-name="ce3" table:formula="of:=[.H3]+MAX([.AB32:.AP32];[.AA33:.AA47])" office:value-type="float" office:value="1467" calcext:value-type="float">
            <text:p>1467</text:p>
          </table:table-cell>
          <table:table-cell table:style-name="ce3" table:formula="of:=[.I3]+MAX([.AC32:.AQ32];[.AB33:.AB47])" office:value-type="float" office:value="1367" calcext:value-type="float">
            <text:p>1367</text:p>
          </table:table-cell>
          <table:table-cell table:style-name="ce3" table:formula="of:=[.J3]+MAX([.AD32:.AR32];[.AC33:.AC47])" office:value-type="float" office:value="1278" calcext:value-type="float">
            <text:p>1278</text:p>
          </table:table-cell>
          <table:table-cell table:style-name="ce3" table:formula="of:=[.K3]+MAX([.AE32:.AS32];[.AD33:.AD47])" office:value-type="float" office:value="1124" calcext:value-type="float">
            <text:p>1124</text:p>
          </table:table-cell>
          <table:table-cell table:style-name="ce3" table:formula="of:=[.L3]+MAX([.AF32:.AT32];[.AE33:.AE47])" office:value-type="float" office:value="1116" calcext:value-type="float">
            <text:p>1116</text:p>
          </table:table-cell>
          <table:table-cell table:style-name="ce3" table:formula="of:=[.M3]+MAX([.AG32:.AU32];[.AF33:.AF47])" office:value-type="float" office:value="957" calcext:value-type="float">
            <text:p>957</text:p>
          </table:table-cell>
          <table:table-cell table:style-name="ce3" table:formula="of:=[.N3]+MAX([.AH32:.AV32];[.AG33:.AG47])" office:value-type="float" office:value="830" calcext:value-type="float">
            <text:p>830</text:p>
          </table:table-cell>
          <table:table-cell table:style-name="ce3" table:formula="of:=[.O3]+MAX([.AI32:.AW32];[.AH33:.AH47])" office:value-type="float" office:value="740" calcext:value-type="float">
            <text:p>740</text:p>
          </table:table-cell>
          <table:table-cell table:style-name="ce3" table:formula="of:=[.P3]+MAX([.AJ32:.AX32];[.AI33:.AI47])" office:value-type="float" office:value="651" calcext:value-type="float">
            <text:p>651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4]+MAX([.U33:.AI33];[.T34:.T48])" office:value-type="float" office:value="1862" calcext:value-type="float">
            <text:p>1862</text:p>
          </table:table-cell>
          <table:table-cell table:style-name="ce3" table:formula="of:=[.B4]+MAX([.V33:.AJ33];[.U34:.U48])" office:value-type="float" office:value="1711" calcext:value-type="float">
            <text:p>1711</text:p>
          </table:table-cell>
          <table:table-cell table:style-name="ce3" table:formula="of:=[.C4]+MAX([.W33:.AK33];[.V34:.V48])" office:value-type="float" office:value="1658" calcext:value-type="float">
            <text:p>1658</text:p>
          </table:table-cell>
          <table:table-cell table:style-name="ce3" table:formula="of:=[.D4]+MAX([.X33:.AL33];[.W34:.W48])" office:value-type="float" office:value="1626" calcext:value-type="float">
            <text:p>1626</text:p>
          </table:table-cell>
          <table:table-cell table:style-name="ce3" table:formula="of:=[.E4]+MAX([.Y33:.AM33];[.X34:.X48])" office:value-type="float" office:value="1513" calcext:value-type="float">
            <text:p>1513</text:p>
          </table:table-cell>
          <table:table-cell table:style-name="ce3" table:formula="of:=[.F4]+MAX([.Z33:.AN33];[.Y34:.Y48])" office:value-type="float" office:value="1485" calcext:value-type="float">
            <text:p>1485</text:p>
          </table:table-cell>
          <table:table-cell table:style-name="ce3" table:formula="of:=[.G4]+MAX([.AA33:.AO33];[.Z34:.Z48])" office:value-type="float" office:value="1387" calcext:value-type="float">
            <text:p>1387</text:p>
          </table:table-cell>
          <table:table-cell table:style-name="ce3" table:formula="of:=[.H4]+MAX([.AB33:.AP33];[.AA34:.AA48])" office:value-type="float" office:value="1315" calcext:value-type="float">
            <text:p>1315</text:p>
          </table:table-cell>
          <table:table-cell table:style-name="ce3" table:formula="of:=[.I4]+MAX([.AC33:.AQ33];[.AB34:.AB48])" office:value-type="float" office:value="1319" calcext:value-type="float">
            <text:p>1319</text:p>
          </table:table-cell>
          <table:table-cell table:style-name="ce3" table:formula="of:=[.J4]+MAX([.AD33:.AR33];[.AC34:.AC48])" office:value-type="float" office:value="1205" calcext:value-type="float">
            <text:p>1205</text:p>
          </table:table-cell>
          <table:table-cell table:style-name="ce3" table:formula="of:=[.K4]+MAX([.AE33:.AS33];[.AD34:.AD48])" office:value-type="float" office:value="1121" calcext:value-type="float">
            <text:p>1121</text:p>
          </table:table-cell>
          <table:table-cell table:style-name="ce3" table:formula="of:=[.L4]+MAX([.AF33:.AT33];[.AE34:.AE48])" office:value-type="float" office:value="1020" calcext:value-type="float">
            <text:p>1020</text:p>
          </table:table-cell>
          <table:table-cell table:style-name="ce3" table:formula="of:=[.M4]+MAX([.AG33:.AU33];[.AF34:.AF48])" office:value-type="float" office:value="888" calcext:value-type="float">
            <text:p>888</text:p>
          </table:table-cell>
          <table:table-cell table:style-name="ce3" table:formula="of:=[.N4]+MAX([.AH33:.AV33];[.AG34:.AG48])" office:value-type="float" office:value="804" calcext:value-type="float">
            <text:p>804</text:p>
          </table:table-cell>
          <table:table-cell table:style-name="ce3" table:formula="of:=[.O4]+MAX([.AI33:.AW33];[.AH34:.AH48])" office:value-type="float" office:value="675" calcext:value-type="float">
            <text:p>675</text:p>
          </table:table-cell>
          <table:table-cell table:style-name="ce3" table:formula="of:=[.P4]+MAX([.AJ33:.AX33];[.AI34:.AI48])" office:value-type="float" office:value="636" calcext:value-type="float">
            <text:p>636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5]+MAX([.U34:.AI34];[.T35:.T49])" office:value-type="float" office:value="1809" calcext:value-type="float">
            <text:p>1809</text:p>
          </table:table-cell>
          <table:table-cell table:style-name="ce3" table:formula="of:=[.B5]+MAX([.V34:.AJ34];[.U35:.U49])" office:value-type="float" office:value="1713" calcext:value-type="float">
            <text:p>1713</text:p>
          </table:table-cell>
          <table:table-cell table:style-name="ce3" table:formula="of:=[.C5]+MAX([.W34:.AK34];[.V35:.V49])" office:value-type="float" office:value="1647" calcext:value-type="float">
            <text:p>1647</text:p>
          </table:table-cell>
          <table:table-cell table:style-name="ce3" table:formula="of:=[.D5]+MAX([.X34:.AL34];[.W35:.W49])" office:value-type="float" office:value="1626" calcext:value-type="float">
            <text:p>1626</text:p>
          </table:table-cell>
          <table:table-cell table:style-name="ce3" table:formula="of:=[.E5]+MAX([.Y34:.AM34];[.X35:.X49])" office:value-type="float" office:value="1444" calcext:value-type="float">
            <text:p>1444</text:p>
          </table:table-cell>
          <table:table-cell table:style-name="ce3" table:formula="of:=[.F5]+MAX([.Z34:.AN34];[.Y35:.Y49])" office:value-type="float" office:value="1390" calcext:value-type="float">
            <text:p>1390</text:p>
          </table:table-cell>
          <table:table-cell table:style-name="ce3" table:formula="of:=[.G5]+MAX([.AA34:.AO34];[.Z35:.Z49])" office:value-type="float" office:value="1362" calcext:value-type="float">
            <text:p>1362</text:p>
          </table:table-cell>
          <table:table-cell table:style-name="ce3" table:formula="of:=[.H5]+MAX([.AB34:.AP34];[.AA35:.AA49])" office:value-type="float" office:value="1323" calcext:value-type="float">
            <text:p>1323</text:p>
          </table:table-cell>
          <table:table-cell table:style-name="ce3" table:formula="of:=[.I5]+MAX([.AC34:.AQ34];[.AB35:.AB49])" office:value-type="float" office:value="1240" calcext:value-type="float">
            <text:p>1240</text:p>
          </table:table-cell>
          <table:table-cell table:style-name="ce3" table:formula="of:=[.J5]+MAX([.AD34:.AR34];[.AC35:.AC49])" office:value-type="float" office:value="1158" calcext:value-type="float">
            <text:p>1158</text:p>
          </table:table-cell>
          <table:table-cell table:style-name="ce3" table:formula="of:=[.K5]+MAX([.AE34:.AS34];[.AD35:.AD49])" office:value-type="float" office:value="1090" calcext:value-type="float">
            <text:p>1090</text:p>
          </table:table-cell>
          <table:table-cell table:style-name="ce3" table:formula="of:=[.L5]+MAX([.AF34:.AT34];[.AE35:.AE49])" office:value-type="float" office:value="928" calcext:value-type="float">
            <text:p>928</text:p>
          </table:table-cell>
          <table:table-cell table:style-name="ce3" table:formula="of:=[.M5]+MAX([.AG34:.AU34];[.AF35:.AF49])" office:value-type="float" office:value="869" calcext:value-type="float">
            <text:p>869</text:p>
          </table:table-cell>
          <table:table-cell table:style-name="ce3" table:formula="of:=[.N5]+MAX([.AH34:.AV34];[.AG35:.AG49])" office:value-type="float" office:value="758" calcext:value-type="float">
            <text:p>758</text:p>
          </table:table-cell>
          <table:table-cell table:style-name="ce3" table:formula="of:=[.O5]+MAX([.AI34:.AW34];[.AH35:.AH49])" office:value-type="float" office:value="613" calcext:value-type="float">
            <text:p>613</text:p>
          </table:table-cell>
          <table:table-cell table:style-name="ce3" table:formula="of:=[.P5]+MAX([.AJ34:.AX34];[.AI35:.AI49])" office:value-type="float" office:value="575" calcext:value-type="float">
            <text:p>575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6]+MAX([.U35:.AI35];[.T36:.T50])" office:value-type="float" office:value="1663" calcext:value-type="float">
            <text:p>1663</text:p>
          </table:table-cell>
          <table:table-cell table:style-name="ce3" table:formula="of:=[.B6]+MAX([.V35:.AJ35];[.U36:.U50])" office:value-type="float" office:value="1589" calcext:value-type="float">
            <text:p>1589</text:p>
          </table:table-cell>
          <table:table-cell table:style-name="ce3" table:formula="of:=[.C6]+MAX([.W35:.AK35];[.V36:.V50])" office:value-type="float" office:value="1589" calcext:value-type="float">
            <text:p>1589</text:p>
          </table:table-cell>
          <table:table-cell table:style-name="ce3" table:formula="of:=[.D6]+MAX([.X35:.AL35];[.W36:.W50])" office:value-type="float" office:value="1532" calcext:value-type="float">
            <text:p>1532</text:p>
          </table:table-cell>
          <table:table-cell table:style-name="ce3" table:formula="of:=[.E6]+MAX([.Y35:.AM35];[.X36:.X50])" office:value-type="float" office:value="1348" calcext:value-type="float">
            <text:p>1348</text:p>
          </table:table-cell>
          <table:table-cell table:style-name="ce3" table:formula="of:=[.F6]+MAX([.Z35:.AN35];[.Y36:.Y50])" office:value-type="float" office:value="1353" calcext:value-type="float">
            <text:p>1353</text:p>
          </table:table-cell>
          <table:table-cell table:style-name="ce3" table:formula="of:=[.G6]+MAX([.AA35:.AO35];[.Z36:.Z50])" office:value-type="float" office:value="1294" calcext:value-type="float">
            <text:p>1294</text:p>
          </table:table-cell>
          <table:table-cell table:style-name="ce3" table:formula="of:=[.H6]+MAX([.AB35:.AP35];[.AA36:.AA50])" office:value-type="float" office:value="1196" calcext:value-type="float">
            <text:p>1196</text:p>
          </table:table-cell>
          <table:table-cell table:style-name="ce3" table:formula="of:=[.I6]+MAX([.AC35:.AQ35];[.AB36:.AB50])" office:value-type="float" office:value="1106" calcext:value-type="float">
            <text:p>1106</text:p>
          </table:table-cell>
          <table:table-cell table:style-name="ce3" table:formula="of:=[.J6]+MAX([.AD35:.AR35];[.AC36:.AC50])" office:value-type="float" office:value="1050" calcext:value-type="float">
            <text:p>1050</text:p>
          </table:table-cell>
          <table:table-cell table:style-name="ce3" table:formula="of:=[.K6]+MAX([.AE35:.AS35];[.AD36:.AD50])" office:value-type="float" office:value="1000" calcext:value-type="float">
            <text:p>1000</text:p>
          </table:table-cell>
          <table:table-cell table:style-name="ce3" table:formula="of:=[.L6]+MAX([.AF35:.AT35];[.AE36:.AE50])" office:value-type="float" office:value="915" calcext:value-type="float">
            <text:p>915</text:p>
          </table:table-cell>
          <table:table-cell table:style-name="ce3" table:formula="of:=[.M6]+MAX([.AG35:.AU35];[.AF36:.AF50])" office:value-type="float" office:value="812" calcext:value-type="float">
            <text:p>812</text:p>
          </table:table-cell>
          <table:table-cell table:style-name="ce3" table:formula="of:=[.N6]+MAX([.AH35:.AV35];[.AG36:.AG50])" office:value-type="float" office:value="749" calcext:value-type="float">
            <text:p>749</text:p>
          </table:table-cell>
          <table:table-cell table:style-name="ce3" table:formula="of:=[.O6]+MAX([.AI35:.AW35];[.AH36:.AH50])" office:value-type="float" office:value="584" calcext:value-type="float">
            <text:p>584</text:p>
          </table:table-cell>
          <table:table-cell table:style-name="ce3" table:formula="of:=[.P6]+MAX([.AJ35:.AX35];[.AI36:.AI50])" office:value-type="float" office:value="480" calcext:value-type="float">
            <text:p>480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7]+MAX([.U36:.AI36];[.T37:.T51])" office:value-type="float" office:value="1564" calcext:value-type="float">
            <text:p>1564</text:p>
          </table:table-cell>
          <table:table-cell table:style-name="ce3" table:formula="of:=[.B7]+MAX([.V36:.AJ36];[.U37:.U51])" office:value-type="float" office:value="1538" calcext:value-type="float">
            <text:p>1538</text:p>
          </table:table-cell>
          <table:table-cell table:style-name="ce3" table:formula="of:=[.C7]+MAX([.W36:.AK36];[.V37:.V51])" office:value-type="float" office:value="1503" calcext:value-type="float">
            <text:p>1503</text:p>
          </table:table-cell>
          <table:table-cell table:style-name="ce3" table:formula="of:=[.D7]+MAX([.X36:.AL36];[.W37:.W51])" office:value-type="float" office:value="1448" calcext:value-type="float">
            <text:p>1448</text:p>
          </table:table-cell>
          <table:table-cell table:style-name="ce3" table:formula="of:=[.E7]+MAX([.Y36:.AM36];[.X37:.X51])" office:value-type="float" office:value="1312" calcext:value-type="float">
            <text:p>1312</text:p>
          </table:table-cell>
          <table:table-cell table:style-name="ce3" table:formula="of:=[.F7]+MAX([.Z36:.AN36];[.Y37:.Y51])" office:value-type="float" office:value="1270" calcext:value-type="float">
            <text:p>1270</text:p>
          </table:table-cell>
          <table:table-cell table:style-name="ce3" table:formula="of:=[.G7]+MAX([.AA36:.AO36];[.Z37:.Z51])" office:value-type="float" office:value="1255" calcext:value-type="float">
            <text:p>1255</text:p>
          </table:table-cell>
          <table:table-cell table:style-name="ce3" table:formula="of:=[.H7]+MAX([.AB36:.AP36];[.AA37:.AA51])" office:value-type="float" office:value="1114" calcext:value-type="float">
            <text:p>1114</text:p>
          </table:table-cell>
          <table:table-cell table:style-name="ce3" table:formula="of:=[.I7]+MAX([.AC36:.AQ36];[.AB37:.AB51])" office:value-type="float" office:value="1098" calcext:value-type="float">
            <text:p>1098</text:p>
          </table:table-cell>
          <table:table-cell table:style-name="ce3" table:formula="of:=[.J7]+MAX([.AD36:.AR36];[.AC37:.AC51])" office:value-type="float" office:value="1009" calcext:value-type="float">
            <text:p>1009</text:p>
          </table:table-cell>
          <table:table-cell table:style-name="ce3" table:formula="of:=[.K7]+MAX([.AE36:.AS36];[.AD37:.AD51])" office:value-type="float" office:value="950" calcext:value-type="float">
            <text:p>950</text:p>
          </table:table-cell>
          <table:table-cell table:style-name="ce3" table:formula="of:=[.L7]+MAX([.AF36:.AT36];[.AE37:.AE51])" office:value-type="float" office:value="836" calcext:value-type="float">
            <text:p>836</text:p>
          </table:table-cell>
          <table:table-cell table:style-name="ce3" table:formula="of:=[.M7]+MAX([.AG36:.AU36];[.AF37:.AF51])" office:value-type="float" office:value="729" calcext:value-type="float">
            <text:p>729</text:p>
          </table:table-cell>
          <table:table-cell table:style-name="ce3" table:formula="of:=[.N7]+MAX([.AH36:.AV36];[.AG37:.AG51])" office:value-type="float" office:value="723" calcext:value-type="float">
            <text:p>723</text:p>
          </table:table-cell>
          <table:table-cell table:style-name="ce3" table:formula="of:=[.O7]+MAX([.AI36:.AW36];[.AH37:.AH51])" office:value-type="float" office:value="545" calcext:value-type="float">
            <text:p>545</text:p>
          </table:table-cell>
          <table:table-cell table:style-name="ce3" table:formula="of:=[.P7]+MAX([.AJ36:.AX36];[.AI37:.AI51])" office:value-type="float" office:value="418" calcext:value-type="float">
            <text:p>418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8]+MAX([.U37:.AI37];[.T38:.T52])" office:value-type="float" office:value="1535" calcext:value-type="float">
            <text:p>1535</text:p>
          </table:table-cell>
          <table:table-cell table:style-name="ce3" table:formula="of:=[.B8]+MAX([.V37:.AJ37];[.U38:.U52])" office:value-type="float" office:value="1462" calcext:value-type="float">
            <text:p>1462</text:p>
          </table:table-cell>
          <table:table-cell table:style-name="ce3" table:formula="of:=[.C8]+MAX([.W37:.AK37];[.V38:.V52])" office:value-type="float" office:value="1434" calcext:value-type="float">
            <text:p>1434</text:p>
          </table:table-cell>
          <table:table-cell table:style-name="ce3" table:formula="of:=[.D8]+MAX([.X37:.AL37];[.W38:.W52])" office:value-type="float" office:value="1398" calcext:value-type="float">
            <text:p>1398</text:p>
          </table:table-cell>
          <table:table-cell table:style-name="ce3" table:formula="of:=[.E8]+MAX([.Y37:.AM37];[.X38:.X52])" office:value-type="float" office:value="1305" calcext:value-type="float">
            <text:p>1305</text:p>
          </table:table-cell>
          <table:table-cell table:style-name="ce3" table:formula="of:=[.F8]+MAX([.Z37:.AN37];[.Y38:.Y52])" office:value-type="float" office:value="1205" calcext:value-type="float">
            <text:p>1205</text:p>
          </table:table-cell>
          <table:table-cell table:style-name="ce3" table:formula="of:=[.G8]+MAX([.AA37:.AO37];[.Z38:.Z52])" office:value-type="float" office:value="1172" calcext:value-type="float">
            <text:p>1172</text:p>
          </table:table-cell>
          <table:table-cell table:style-name="ce3" table:formula="of:=[.H8]+MAX([.AB37:.AP37];[.AA38:.AA52])" office:value-type="float" office:value="1091" calcext:value-type="float">
            <text:p>1091</text:p>
          </table:table-cell>
          <table:table-cell table:style-name="ce3" table:formula="of:=[.I8]+MAX([.AC37:.AQ37];[.AB38:.AB52])" office:value-type="float" office:value="967" calcext:value-type="float">
            <text:p>967</text:p>
          </table:table-cell>
          <table:table-cell table:style-name="ce3" table:formula="of:=[.J8]+MAX([.AD37:.AR37];[.AC38:.AC52])" office:value-type="float" office:value="894" calcext:value-type="float">
            <text:p>894</text:p>
          </table:table-cell>
          <table:table-cell table:style-name="ce3" table:formula="of:=[.K8]+MAX([.AE37:.AS37];[.AD38:.AD52])" office:value-type="float" office:value="853" calcext:value-type="float">
            <text:p>853</text:p>
          </table:table-cell>
          <table:table-cell table:style-name="ce3" table:formula="of:=[.L8]+MAX([.AF37:.AT37];[.AE38:.AE52])" office:value-type="float" office:value="770" calcext:value-type="float">
            <text:p>770</text:p>
          </table:table-cell>
          <table:table-cell table:style-name="ce3" table:formula="of:=[.M8]+MAX([.AG37:.AU37];[.AF38:.AF52])" office:value-type="float" office:value="719" calcext:value-type="float">
            <text:p>719</text:p>
          </table:table-cell>
          <table:table-cell table:style-name="ce3" table:formula="of:=[.N8]+MAX([.AH37:.AV37];[.AG38:.AG52])" office:value-type="float" office:value="682" calcext:value-type="float">
            <text:p>682</text:p>
          </table:table-cell>
          <table:table-cell table:style-name="ce3" table:formula="of:=[.O8]+MAX([.AI37:.AW37];[.AH38:.AH52])" office:value-type="float" office:value="493" calcext:value-type="float">
            <text:p>493</text:p>
          </table:table-cell>
          <table:table-cell table:style-name="ce3" table:formula="of:=[.P8]+MAX([.AJ37:.AX37];[.AI38:.AI52])" office:value-type="float" office:value="358" calcext:value-type="float">
            <text:p>358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9]+MAX([.U38:.AI38];[.T39:.T53])" office:value-type="float" office:value="1514" calcext:value-type="float">
            <text:p>1514</text:p>
          </table:table-cell>
          <table:table-cell table:style-name="ce3" table:formula="of:=[.B9]+MAX([.V38:.AJ38];[.U39:.U53])" office:value-type="float" office:value="1462" calcext:value-type="float">
            <text:p>1462</text:p>
          </table:table-cell>
          <table:table-cell table:style-name="ce3" table:formula="of:=[.C9]+MAX([.W38:.AK38];[.V39:.V53])" office:value-type="float" office:value="1374" calcext:value-type="float">
            <text:p>1374</text:p>
          </table:table-cell>
          <table:table-cell table:style-name="ce3" table:formula="of:=[.D9]+MAX([.X38:.AL38];[.W39:.W53])" office:value-type="float" office:value="1312" calcext:value-type="float">
            <text:p>1312</text:p>
          </table:table-cell>
          <table:table-cell table:style-name="ce3" table:formula="of:=[.E9]+MAX([.Y38:.AM38];[.X39:.X53])" office:value-type="float" office:value="1258" calcext:value-type="float">
            <text:p>1258</text:p>
          </table:table-cell>
          <table:table-cell table:style-name="ce3" table:formula="of:=[.F9]+MAX([.Z38:.AN38];[.Y39:.Y53])" office:value-type="float" office:value="1168" calcext:value-type="float">
            <text:p>1168</text:p>
          </table:table-cell>
          <table:table-cell table:style-name="ce3" table:formula="of:=[.G9]+MAX([.AA38:.AO38];[.Z39:.Z53])" office:value-type="float" office:value="1114" calcext:value-type="float">
            <text:p>1114</text:p>
          </table:table-cell>
          <table:table-cell table:style-name="ce3" table:formula="of:=[.H9]+MAX([.AB38:.AP38];[.AA39:.AA53])" office:value-type="float" office:value="1050" calcext:value-type="float">
            <text:p>1050</text:p>
          </table:table-cell>
          <table:table-cell table:style-name="ce3" table:formula="of:=[.I9]+MAX([.AC38:.AQ38];[.AB39:.AB53])" office:value-type="float" office:value="954" calcext:value-type="float">
            <text:p>954</text:p>
          </table:table-cell>
          <table:table-cell table:style-name="ce3" table:formula="of:=[.J9]+MAX([.AD38:.AR38];[.AC39:.AC53])" office:value-type="float" office:value="890" calcext:value-type="float">
            <text:p>890</text:p>
          </table:table-cell>
          <table:table-cell table:style-name="ce3" table:formula="of:=[.K9]+MAX([.AE38:.AS38];[.AD39:.AD53])" office:value-type="float" office:value="846" calcext:value-type="float">
            <text:p>846</text:p>
          </table:table-cell>
          <table:table-cell table:style-name="ce3" table:formula="of:=[.L9]+MAX([.AF38:.AT38];[.AE39:.AE53])" office:value-type="float" office:value="715" calcext:value-type="float">
            <text:p>715</text:p>
          </table:table-cell>
          <table:table-cell table:style-name="ce3" table:formula="of:=[.M9]+MAX([.AG38:.AU38];[.AF39:.AF53])" office:value-type="float" office:value="681" calcext:value-type="float">
            <text:p>681</text:p>
          </table:table-cell>
          <table:table-cell table:style-name="ce3" table:formula="of:=[.N9]+MAX([.AH38:.AV38];[.AG39:.AG53])" office:value-type="float" office:value="602" calcext:value-type="float">
            <text:p>602</text:p>
          </table:table-cell>
          <table:table-cell table:style-name="ce3" table:formula="of:=[.O9]+MAX([.AI38:.AW38];[.AH39:.AH53])" office:value-type="float" office:value="421" calcext:value-type="float">
            <text:p>421</text:p>
          </table:table-cell>
          <table:table-cell table:style-name="ce3" table:formula="of:=[.P9]+MAX([.AJ38:.AX38];[.AI39:.AI53])" office:value-type="float" office:value="267" calcext:value-type="float">
            <text:p>267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0]+MAX([.U39:.AI39];[.T40:.T54])" office:value-type="float" office:value="1313" calcext:value-type="float">
            <text:p>1313</text:p>
          </table:table-cell>
          <table:table-cell table:style-name="ce3" table:formula="of:=[.B10]+MAX([.V39:.AJ39];[.U40:.U54])" office:value-type="float" office:value="1298" calcext:value-type="float">
            <text:p>1298</text:p>
          </table:table-cell>
          <table:table-cell table:style-name="ce3" table:formula="of:=[.C10]+MAX([.W39:.AK39];[.V40:.V54])" office:value-type="float" office:value="1255" calcext:value-type="float">
            <text:p>1255</text:p>
          </table:table-cell>
          <table:table-cell table:style-name="ce3" table:formula="of:=[.D10]+MAX([.X39:.AL39];[.W40:.W54])" office:value-type="float" office:value="1211" calcext:value-type="float">
            <text:p>1211</text:p>
          </table:table-cell>
          <table:table-cell table:style-name="ce3" table:formula="of:=[.E10]+MAX([.Y39:.AM39];[.X40:.X54])" office:value-type="float" office:value="1091" calcext:value-type="float">
            <text:p>1091</text:p>
          </table:table-cell>
          <table:table-cell table:style-name="ce3" table:formula="of:=[.F10]+MAX([.Z39:.AN39];[.Y40:.Y54])" office:value-type="float" office:value="999" calcext:value-type="float">
            <text:p>999</text:p>
          </table:table-cell>
          <table:table-cell table:style-name="ce3" table:formula="of:=[.G10]+MAX([.AA39:.AO39];[.Z40:.Z54])" office:value-type="float" office:value="863" calcext:value-type="float">
            <text:p>863</text:p>
          </table:table-cell>
          <table:table-cell table:style-name="ce3" table:formula="of:=[.H10]+MAX([.AB39:.AP39];[.AA40:.AA54])" office:value-type="float" office:value="850" calcext:value-type="float">
            <text:p>850</text:p>
          </table:table-cell>
          <table:table-cell table:style-name="ce3" table:formula="of:=[.I10]+MAX([.AC39:.AQ39];[.AB40:.AB54])" office:value-type="float" office:value="802" calcext:value-type="float">
            <text:p>802</text:p>
          </table:table-cell>
          <table:table-cell table:style-name="ce3" table:formula="of:=[.J10]+MAX([.AD39:.AR39];[.AC40:.AC54])" office:value-type="float" office:value="766" calcext:value-type="float">
            <text:p>766</text:p>
          </table:table-cell>
          <table:table-cell table:style-name="ce3" table:formula="of:=[.K10]+MAX([.AE39:.AS39];[.AD40:.AD54])" office:value-type="float" office:value="747" calcext:value-type="float">
            <text:p>747</text:p>
          </table:table-cell>
          <table:table-cell table:style-name="ce3" table:formula="of:=[.L10]+MAX([.AF39:.AT39];[.AE40:.AE54])" office:value-type="float" office:value="665" calcext:value-type="float">
            <text:p>665</text:p>
          </table:table-cell>
          <table:table-cell table:style-name="ce3" table:formula="of:=[.M10]+MAX([.AG39:.AU39];[.AF40:.AF54])" office:value-type="float" office:value="554" calcext:value-type="float">
            <text:p>554</text:p>
          </table:table-cell>
          <table:table-cell table:style-name="ce3" table:formula="of:=[.N10]+MAX([.AH39:.AV39];[.AG40:.AG54])" office:value-type="float" office:value="511" calcext:value-type="float">
            <text:p>511</text:p>
          </table:table-cell>
          <table:table-cell table:style-name="ce3" table:formula="of:=[.O10]+MAX([.AI39:.AW39];[.AH40:.AH54])" office:value-type="float" office:value="396" calcext:value-type="float">
            <text:p>396</text:p>
          </table:table-cell>
          <table:table-cell table:style-name="ce3" table:formula="of:=[.P10]+MAX([.AJ39:.AX39];[.AI40:.AI54])" office:value-type="float" office:value="258" calcext:value-type="float">
            <text:p>258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1]+MAX([.U40:.AI40];[.T41:.T55])" office:value-type="float" office:value="1320" calcext:value-type="float">
            <text:p>1320</text:p>
          </table:table-cell>
          <table:table-cell table:style-name="ce3" table:formula="of:=[.B11]+MAX([.V40:.AJ40];[.U41:.U55])" office:value-type="float" office:value="1240" calcext:value-type="float">
            <text:p>1240</text:p>
          </table:table-cell>
          <table:table-cell table:style-name="ce3" table:formula="of:=[.C11]+MAX([.W40:.AK40];[.V41:.V55])" office:value-type="float" office:value="1176" calcext:value-type="float">
            <text:p>1176</text:p>
          </table:table-cell>
          <table:table-cell table:style-name="ce3" table:formula="of:=[.D11]+MAX([.X40:.AL40];[.W41:.W55])" office:value-type="float" office:value="1171" calcext:value-type="float">
            <text:p>1171</text:p>
          </table:table-cell>
          <table:table-cell table:style-name="ce3" table:formula="of:=[.E11]+MAX([.Y40:.AM40];[.X41:.X55])" office:value-type="float" office:value="1099" calcext:value-type="float">
            <text:p>1099</text:p>
          </table:table-cell>
          <table:table-cell table:style-name="ce3" table:formula="of:=[.F11]+MAX([.Z40:.AN40];[.Y41:.Y55])" office:value-type="float" office:value="1002" calcext:value-type="float">
            <text:p>1002</text:p>
          </table:table-cell>
          <table:table-cell table:style-name="ce3" table:formula="of:=[.G11]+MAX([.AA40:.AO40];[.Z41:.Z55])" office:value-type="float" office:value="833" calcext:value-type="float">
            <text:p>833</text:p>
          </table:table-cell>
          <table:table-cell table:style-name="ce3" table:formula="of:=[.H11]+MAX([.AB40:.AP40];[.AA41:.AA55])" office:value-type="float" office:value="785" calcext:value-type="float">
            <text:p>785</text:p>
          </table:table-cell>
          <table:table-cell table:style-name="ce3" table:formula="of:=[.I11]+MAX([.AC40:.AQ40];[.AB41:.AB55])" office:value-type="float" office:value="675" calcext:value-type="float">
            <text:p>675</text:p>
          </table:table-cell>
          <table:table-cell table:style-name="ce3" table:formula="of:=[.J11]+MAX([.AD40:.AR40];[.AC41:.AC55])" office:value-type="float" office:value="683" calcext:value-type="float">
            <text:p>683</text:p>
          </table:table-cell>
          <table:table-cell table:style-name="ce3" table:formula="of:=[.K11]+MAX([.AE40:.AS40];[.AD41:.AD55])" office:value-type="float" office:value="684" calcext:value-type="float">
            <text:p>684</text:p>
          </table:table-cell>
          <table:table-cell table:style-name="ce3" table:formula="of:=[.L11]+MAX([.AF40:.AT40];[.AE41:.AE55])" office:value-type="float" office:value="594" calcext:value-type="float">
            <text:p>594</text:p>
          </table:table-cell>
          <table:table-cell table:style-name="ce3" table:formula="of:=[.M11]+MAX([.AG40:.AU40];[.AF41:.AF55])" office:value-type="float" office:value="555" calcext:value-type="float">
            <text:p>555</text:p>
          </table:table-cell>
          <table:table-cell table:style-name="ce3" table:formula="of:=[.N11]+MAX([.AH40:.AV40];[.AG41:.AG55])" office:value-type="float" office:value="421" calcext:value-type="float">
            <text:p>421</text:p>
          </table:table-cell>
          <table:table-cell table:style-name="ce3" table:formula="of:=[.O11]+MAX([.AI40:.AW40];[.AH41:.AH55])" office:value-type="float" office:value="352" calcext:value-type="float">
            <text:p>352</text:p>
          </table:table-cell>
          <table:table-cell table:style-name="ce3" table:formula="of:=[.P11]+MAX([.AJ40:.AX40];[.AI41:.AI55])" office:value-type="float" office:value="189" calcext:value-type="float">
            <text:p>189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2]+MAX([.U41:.AI41];[.T42:.T56])" office:value-type="float" office:value="1163" calcext:value-type="float">
            <text:p>1163</text:p>
          </table:table-cell>
          <table:table-cell table:style-name="ce3" table:formula="of:=[.B12]+MAX([.V41:.AJ41];[.U42:.U56])" office:value-type="float" office:value="1124" calcext:value-type="float">
            <text:p>1124</text:p>
          </table:table-cell>
          <table:table-cell table:style-name="ce3" table:formula="of:=[.C12]+MAX([.W41:.AK41];[.V42:.V56])" office:value-type="float" office:value="1051" calcext:value-type="float">
            <text:p>1051</text:p>
          </table:table-cell>
          <table:table-cell table:style-name="ce3" table:formula="of:=[.D12]+MAX([.X41:.AL41];[.W42:.W56])" office:value-type="float" office:value="1011" calcext:value-type="float">
            <text:p>1011</text:p>
          </table:table-cell>
          <table:table-cell table:style-name="ce3" table:formula="of:=[.E12]+MAX([.Y41:.AM41];[.X42:.X56])" office:value-type="float" office:value="997" calcext:value-type="float">
            <text:p>997</text:p>
          </table:table-cell>
          <table:table-cell table:style-name="ce3" table:formula="of:=[.F12]+MAX([.Z41:.AN41];[.Y42:.Y56])" office:value-type="float" office:value="911" calcext:value-type="float">
            <text:p>911</text:p>
          </table:table-cell>
          <table:table-cell table:style-name="ce3" table:formula="of:=[.G12]+MAX([.AA41:.AO41];[.Z42:.Z56])" office:value-type="float" office:value="833" calcext:value-type="float">
            <text:p>833</text:p>
          </table:table-cell>
          <table:table-cell table:style-name="ce3" table:formula="of:=[.H12]+MAX([.AB41:.AP41];[.AA42:.AA56])" office:value-type="float" office:value="736" calcext:value-type="float">
            <text:p>736</text:p>
          </table:table-cell>
          <table:table-cell table:style-name="ce3" table:formula="of:=[.I12]+MAX([.AC41:.AQ41];[.AB42:.AB56])" office:value-type="float" office:value="609" calcext:value-type="float">
            <text:p>609</text:p>
          </table:table-cell>
          <table:table-cell table:style-name="ce3" table:formula="of:=[.J12]+MAX([.AD41:.AR41];[.AC42:.AC56])" office:value-type="float" office:value="557" calcext:value-type="float">
            <text:p>557</text:p>
          </table:table-cell>
          <table:table-cell table:style-name="ce3" table:formula="of:=[.K12]+MAX([.AE41:.AS41];[.AD42:.AD56])" office:value-type="float" office:value="547" calcext:value-type="float">
            <text:p>547</text:p>
          </table:table-cell>
          <table:table-cell table:style-name="ce3" table:formula="of:=[.L12]+MAX([.AF41:.AT41];[.AE42:.AE56])" office:value-type="float" office:value="474" calcext:value-type="float">
            <text:p>474</text:p>
          </table:table-cell>
          <table:table-cell table:style-name="ce3" table:formula="of:=[.M12]+MAX([.AG41:.AU41];[.AF42:.AF56])" office:value-type="float" office:value="477" calcext:value-type="float">
            <text:p>477</text:p>
          </table:table-cell>
          <table:table-cell table:style-name="ce3" table:formula="of:=[.N12]+MAX([.AH41:.AV41];[.AG42:.AG56])" office:value-type="float" office:value="299" calcext:value-type="float">
            <text:p>299</text:p>
          </table:table-cell>
          <table:table-cell table:style-name="ce3" table:formula="of:=[.O12]+MAX([.AI41:.AW41];[.AH42:.AH56])" office:value-type="float" office:value="307" calcext:value-type="float">
            <text:p>307</text:p>
          </table:table-cell>
          <table:table-cell table:style-name="ce3" table:formula="of:=[.P12]+MAX([.AJ41:.AX41];[.AI42:.AI56])" office:value-type="float" office:value="136" calcext:value-type="float">
            <text:p>136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3]+MAX([.U42:.AI42];[.T43:.T57])" office:value-type="float" office:value="1034" calcext:value-type="float">
            <text:p>1034</text:p>
          </table:table-cell>
          <table:table-cell table:style-name="ce3" table:formula="of:=[.B13]+MAX([.V42:.AJ42];[.U43:.U57])" office:value-type="float" office:value="1030" calcext:value-type="float">
            <text:p>1030</text:p>
          </table:table-cell>
          <table:table-cell table:style-name="ce3" table:formula="of:=[.C13]+MAX([.W42:.AK42];[.V43:.V57])" office:value-type="float" office:value="1018" calcext:value-type="float">
            <text:p>1018</text:p>
          </table:table-cell>
          <table:table-cell table:style-name="ce3" table:formula="of:=[.D13]+MAX([.X42:.AL42];[.W43:.W57])" office:value-type="float" office:value="994" calcext:value-type="float">
            <text:p>994</text:p>
          </table:table-cell>
          <table:table-cell table:style-name="ce3" table:formula="of:=[.E13]+MAX([.Y42:.AM42];[.X43:.X57])" office:value-type="float" office:value="918" calcext:value-type="float">
            <text:p>918</text:p>
          </table:table-cell>
          <table:table-cell table:style-name="ce3" table:formula="of:=[.F13]+MAX([.Z42:.AN42];[.Y43:.Y57])" office:value-type="float" office:value="851" calcext:value-type="float">
            <text:p>851</text:p>
          </table:table-cell>
          <table:table-cell table:style-name="ce3" table:formula="of:=[.G13]+MAX([.AA42:.AO42];[.Z43:.Z57])" office:value-type="float" office:value="761" calcext:value-type="float">
            <text:p>761</text:p>
          </table:table-cell>
          <table:table-cell table:style-name="ce3" table:formula="of:=[.H13]+MAX([.AB42:.AP42];[.AA43:.AA57])" office:value-type="float" office:value="666" calcext:value-type="float">
            <text:p>666</text:p>
          </table:table-cell>
          <table:table-cell table:style-name="ce3" table:formula="of:=[.I13]+MAX([.AC42:.AQ42];[.AB43:.AB57])" office:value-type="float" office:value="603" calcext:value-type="float">
            <text:p>603</text:p>
          </table:table-cell>
          <table:table-cell table:style-name="ce3" table:formula="of:=[.J13]+MAX([.AD42:.AR42];[.AC43:.AC57])" office:value-type="float" office:value="565" calcext:value-type="float">
            <text:p>565</text:p>
          </table:table-cell>
          <table:table-cell table:style-name="ce3" table:formula="of:=[.K13]+MAX([.AE42:.AS42];[.AD43:.AD57])" office:value-type="float" office:value="528" calcext:value-type="float">
            <text:p>528</text:p>
          </table:table-cell>
          <table:table-cell table:style-name="ce3" table:formula="of:=[.L13]+MAX([.AF42:.AT42];[.AE43:.AE57])" office:value-type="float" office:value="437" calcext:value-type="float">
            <text:p>437</text:p>
          </table:table-cell>
          <table:table-cell table:style-name="ce3" table:formula="of:=[.M13]+MAX([.AG42:.AU42];[.AF43:.AF57])" office:value-type="float" office:value="377" calcext:value-type="float">
            <text:p>377</text:p>
          </table:table-cell>
          <table:table-cell table:style-name="ce3" table:formula="of:=[.N13]+MAX([.AH42:.AV42];[.AG43:.AG57])" office:value-type="float" office:value="277" calcext:value-type="float">
            <text:p>277</text:p>
          </table:table-cell>
          <table:table-cell table:style-name="ce3" table:formula="of:=[.O13]+MAX([.AI42:.AW42];[.AH43:.AH57])" office:value-type="float" office:value="209" calcext:value-type="float">
            <text:p>209</text:p>
          </table:table-cell>
          <table:table-cell table:style-name="ce3" table:formula="of:=[.P13]+MAX([.AJ42:.AX42];[.AI43:.AI57])" office:value-type="float" office:value="63" calcext:value-type="float">
            <text:p>63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4]+MAX([.U43:.AI43];[.T44:.T58])" office:value-type="float" office:value="1003" calcext:value-type="float">
            <text:p>1003</text:p>
          </table:table-cell>
          <table:table-cell table:style-name="ce3" table:formula="of:=[.B14]+MAX([.V43:.AJ43];[.U44:.U58])" office:value-type="float" office:value="921" calcext:value-type="float">
            <text:p>921</text:p>
          </table:table-cell>
          <table:table-cell table:style-name="ce3" table:formula="of:=[.C14]+MAX([.W43:.AK43];[.V44:.V58])" office:value-type="float" office:value="894" calcext:value-type="float">
            <text:p>894</text:p>
          </table:table-cell>
          <table:table-cell table:style-name="ce3" table:formula="of:=[.D14]+MAX([.X43:.AL43];[.W44:.W58])" office:value-type="float" office:value="809" calcext:value-type="float">
            <text:p>809</text:p>
          </table:table-cell>
          <table:table-cell table:style-name="ce3" table:formula="of:=[.E14]+MAX([.Y43:.AM43];[.X44:.X58])" office:value-type="float" office:value="711" calcext:value-type="float">
            <text:p>711</text:p>
          </table:table-cell>
          <table:table-cell table:style-name="ce3" table:formula="of:=[.F14]+MAX([.Z43:.AN43];[.Y44:.Y58])" office:value-type="float" office:value="653" calcext:value-type="float">
            <text:p>653</text:p>
          </table:table-cell>
          <table:table-cell table:style-name="ce3" table:formula="of:=[.G14]+MAX([.AA43:.AO43];[.Z44:.Z58])" office:value-type="float" office:value="582" calcext:value-type="float">
            <text:p>582</text:p>
          </table:table-cell>
          <table:table-cell table:style-name="ce3" table:formula="of:=[.H14]+MAX([.AB43:.AP43];[.AA44:.AA58])" office:value-type="float" office:value="537" calcext:value-type="float">
            <text:p>537</text:p>
          </table:table-cell>
          <table:table-cell table:style-name="ce3" table:formula="of:=[.I14]+MAX([.AC43:.AQ43];[.AB44:.AB58])" office:value-type="float" office:value="540" calcext:value-type="float">
            <text:p>540</text:p>
          </table:table-cell>
          <table:table-cell table:style-name="ce3" table:formula="of:=[.J14]+MAX([.AD43:.AR43];[.AC44:.AC58])" office:value-type="float" office:value="496" calcext:value-type="float">
            <text:p>496</text:p>
          </table:table-cell>
          <table:table-cell table:style-name="ce3" table:formula="of:=[.K14]+MAX([.AE43:.AS43];[.AD44:.AD58])" office:value-type="float" office:value="407" calcext:value-type="float">
            <text:p>407</text:p>
          </table:table-cell>
          <table:table-cell table:style-name="ce3" table:formula="of:=[.L14]+MAX([.AF43:.AT43];[.AE44:.AE58])" office:value-type="float" office:value="350" calcext:value-type="float">
            <text:p>350</text:p>
          </table:table-cell>
          <table:table-cell table:style-name="ce3" table:formula="of:=[.M14]+MAX([.AG43:.AU43];[.AF44:.AF58])" office:value-type="float" office:value="236" calcext:value-type="float">
            <text:p>236</text:p>
          </table:table-cell>
          <table:table-cell table:style-name="ce3" table:formula="of:=[.N14]+MAX([.AH43:.AV43];[.AG44:.AG58])" office:value-type="float" office:value="224" calcext:value-type="float">
            <text:p>224</text:p>
          </table:table-cell>
          <table:table-cell table:style-name="ce3" table:formula="of:=[.O14]+MAX([.AI43:.AW43];[.AH44:.AH58])" office:value-type="float" office:value="123" calcext:value-type="float">
            <text:p>123</text:p>
          </table:table-cell>
          <table:table-cell table:style-name="ce3" table:formula="of:=[.P14]+MAX([.AJ43:.AX43];[.AI44:.AI58])" office:value-type="float" office:value="53" calcext:value-type="float">
            <text:p>53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5]+MAX([.U44:.AI44];[.T45:.T59])" office:value-type="float" office:value="770" calcext:value-type="float">
            <text:p>770</text:p>
          </table:table-cell>
          <table:table-cell table:style-name="ce3" table:formula="of:=[.B15]+MAX([.V44:.AJ44];[.U45:.U59])" office:value-type="float" office:value="720" calcext:value-type="float">
            <text:p>720</text:p>
          </table:table-cell>
          <table:table-cell table:style-name="ce3" table:formula="of:=[.C15]+MAX([.W44:.AK44];[.V45:.V59])" office:value-type="float" office:value="669" calcext:value-type="float">
            <text:p>669</text:p>
          </table:table-cell>
          <table:table-cell table:style-name="ce3" table:formula="of:=[.D15]+MAX([.X44:.AL44];[.W45:.W59])" office:value-type="float" office:value="633" calcext:value-type="float">
            <text:p>633</text:p>
          </table:table-cell>
          <table:table-cell table:style-name="ce3" table:formula="of:=[.E15]+MAX([.Y44:.AM44];[.X45:.X59])" office:value-type="float" office:value="620" calcext:value-type="float">
            <text:p>620</text:p>
          </table:table-cell>
          <table:table-cell table:style-name="ce3" table:formula="of:=[.F15]+MAX([.Z44:.AN44];[.Y45:.Y59])" office:value-type="float" office:value="540" calcext:value-type="float">
            <text:p>540</text:p>
          </table:table-cell>
          <table:table-cell table:style-name="ce3" table:formula="of:=[.G15]+MAX([.AA44:.AO44];[.Z45:.Z59])" office:value-type="float" office:value="519" calcext:value-type="float">
            <text:p>519</text:p>
          </table:table-cell>
          <table:table-cell table:style-name="ce3" table:formula="of:=[.H15]+MAX([.AB44:.AP44];[.AA45:.AA59])" office:value-type="float" office:value="482" calcext:value-type="float">
            <text:p>482</text:p>
          </table:table-cell>
          <table:table-cell table:style-name="ce3" table:formula="of:=[.I15]+MAX([.AC44:.AQ44];[.AB45:.AB59])" office:value-type="float" office:value="420" calcext:value-type="float">
            <text:p>420</text:p>
          </table:table-cell>
          <table:table-cell table:style-name="ce3" table:formula="of:=[.J15]+MAX([.AD44:.AR44];[.AC45:.AC59])" office:value-type="float" office:value="286" calcext:value-type="float">
            <text:p>286</text:p>
          </table:table-cell>
          <table:table-cell table:style-name="ce3" table:formula="of:=[.K15]+MAX([.AE44:.AS44];[.AD45:.AD59])" office:value-type="float" office:value="285" calcext:value-type="float">
            <text:p>285</text:p>
          </table:table-cell>
          <table:table-cell table:style-name="ce3" table:formula="of:=[.L15]+MAX([.AF44:.AT44];[.AE45:.AE59])" office:value-type="float" office:value="257" calcext:value-type="float">
            <text:p>257</text:p>
          </table:table-cell>
          <table:table-cell table:style-name="ce3" table:formula="of:=[.M15]+MAX([.AG44:.AU44];[.AF45:.AF59])" office:value-type="float" office:value="216" calcext:value-type="float">
            <text:p>216</text:p>
          </table:table-cell>
          <table:table-cell table:style-name="ce3" table:formula="of:=[.N15]+MAX([.AH44:.AV44];[.AG45:.AG59])" office:value-type="float" office:value="207" calcext:value-type="float">
            <text:p>207</text:p>
          </table:table-cell>
          <table:table-cell table:style-name="ce3" table:formula="of:=[.O15]+MAX([.AI44:.AW44];[.AH45:.AH59])" office:value-type="float" office:value="92" calcext:value-type="float">
            <text:p>92</text:p>
          </table:table-cell>
          <table:table-cell table:style-name="ce3" table:formula="of:=[.P15]+MAX([.AJ44:.AX44];[.AI45:.AI59])" office:value-type="float" office:value="6" calcext:value-type="float">
            <text:p>6</text:p>
          </table:table-cell>
          <table:table-cell table:style-name="ce1" table:number-columns-repeated="16349"/>
        </table:table-row>
        <table:table-row table:style-name="ro1">
          <table:table-cell table:number-columns-repeated="19"/>
          <table:table-cell table:style-name="ce3" table:formula="of:=[.A16]+MAX([.U45:.AI45];[.T46:.T60])" office:value-type="float" office:value="712" calcext:value-type="float">
            <text:p>712</text:p>
          </table:table-cell>
          <table:table-cell table:style-name="ce3" table:formula="of:=[.B16]+MAX([.V45:.AJ45];[.U46:.U60])" office:value-type="float" office:value="676" calcext:value-type="float">
            <text:p>676</text:p>
          </table:table-cell>
          <table:table-cell table:style-name="ce3" table:formula="of:=[.C16]+MAX([.W45:.AK45];[.V46:.V60])" office:value-type="float" office:value="661" calcext:value-type="float">
            <text:p>661</text:p>
          </table:table-cell>
          <table:table-cell table:style-name="ce3" table:formula="of:=[.D16]+MAX([.X45:.AL45];[.W46:.W60])" office:value-type="float" office:value="628" calcext:value-type="float">
            <text:p>628</text:p>
          </table:table-cell>
          <table:table-cell table:style-name="ce3" table:formula="of:=[.E16]+MAX([.Y45:.AM45];[.X46:.X60])" office:value-type="float" office:value="529" calcext:value-type="float">
            <text:p>529</text:p>
          </table:table-cell>
          <table:table-cell table:style-name="ce3" table:formula="of:=[.F16]+MAX([.Z45:.AN45];[.Y46:.Y60])" office:value-type="float" office:value="499" calcext:value-type="float">
            <text:p>499</text:p>
          </table:table-cell>
          <table:table-cell table:style-name="ce3" table:formula="of:=[.G16]+MAX([.AA45:.AO45];[.Z46:.Z60])" office:value-type="float" office:value="455" calcext:value-type="float">
            <text:p>455</text:p>
          </table:table-cell>
          <table:table-cell table:style-name="ce3" table:formula="of:=[.H16]+MAX([.AB45:.AP45];[.AA46:.AA60])" office:value-type="float" office:value="387" calcext:value-type="float">
            <text:p>387</text:p>
          </table:table-cell>
          <table:table-cell table:style-name="ce3" table:formula="of:=[.I16]+MAX([.AC45:.AQ45];[.AB46:.AB60])" office:value-type="float" office:value="335" calcext:value-type="float">
            <text:p>335</text:p>
          </table:table-cell>
          <table:table-cell table:style-name="ce3" table:formula="of:=[.J16]+MAX([.AD45:.AR45];[.AC46:.AC60])" office:value-type="float" office:value="296" calcext:value-type="float">
            <text:p>296</text:p>
          </table:table-cell>
          <table:table-cell table:style-name="ce3" table:formula="of:=[.K16]+MAX([.AE45:.AS45];[.AD46:.AD60])" office:value-type="float" office:value="244" calcext:value-type="float">
            <text:p>244</text:p>
          </table:table-cell>
          <table:table-cell table:style-name="ce3" table:formula="of:=[.L16]+MAX([.AF45:.AT45];[.AE46:.AE60])" office:value-type="float" office:value="227" calcext:value-type="float">
            <text:p>227</text:p>
          </table:table-cell>
          <table:table-cell table:style-name="ce3" table:formula="of:=[.M16]+MAX([.AG45:.AU45];[.AF46:.AF60])" office:value-type="float" office:value="191" calcext:value-type="float">
            <text:p>191</text:p>
          </table:table-cell>
          <table:table-cell table:style-name="ce3" table:formula="of:=[.N16]+MAX([.AH45:.AV45];[.AG46:.AG60])" office:value-type="float" office:value="124" calcext:value-type="float">
            <text:p>124</text:p>
          </table:table-cell>
          <table:table-cell table:style-name="ce3" table:formula="of:=[.O16]+MAX([.AI45:.AW45];[.AH46:.AH60])" office:value-type="float" office:value="68" calcext:value-type="float">
            <text:p>68</text:p>
          </table:table-cell>
          <table:table-cell table:style-name="ce3" table:formula="of:=[.P16]+MAX([.AJ45:.AX45];[.AI46:.AI60])" office:value-type="float" office:value="8" calcext:value-type="float">
            <text:p>8</text:p>
          </table:table-cell>
          <table:table-cell table:style-name="ce1" table:number-columns-repeated="16349"/>
        </table:table-row>
        <table:table-row table:style-name="ro2" table:number-rows-repeated="1048530">
          <table:table-cell table:number-columns-repeated="35"/>
          <table:table-cell table:style-name="ce1" table:number-columns-repeated="16349"/>
        </table:table-row>
        <table:table-row table:style-name="ro2">
          <table:table-cell table:number-columns-repeated="35"/>
          <table:table-cell table:style-name="ce1"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/>
    <meta:creation-date>2015-06-05T18:19:34Z</meta:creation-date>
    <dc:date>2025-12-06T00:10:51.086897893</dc:date>
    <meta:editing-duration>PT4M32S</meta:editing-duration>
    <meta:editing-cycles>1</meta:editing-cycles>
    <meta:document-statistic meta:table-count="1" meta:cell-count="512" meta:object-count="0"/>
  </office:meta>
</office:document-meta>
</file>